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32-2014</text:p>
      <text:p text:style-name="P44"><text:span text:style-name="T5">Maturín, </text:span><text:span text:style-name="Fuente_20_de_20_párrafo_20_predeter."><text:span text:style-name="T3">16</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l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35-2014</text:span><text:span text:style-name="T14"> </text:span><text:span text:style-name="T8">DE FECHA 10-07-2014</text:span></text:p>
      <text:p text:style-name="P36"/>
      <text:p text:style-name="P29"><text:span text:style-name="T8">OBJETO: </text:span><text:span text:style-name="T9">Adquisición de Cámaras Web, para uso exclusivo de éste Órgano de Control Fisc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ORPORACION OFFICE PREMIER 2000, C.A.<text:line-break/>- Oferta "B": MULTISERVICIOS LA MARCA,C.A<text:line-break/>- Oferta "C": VILLA ELECTRONICS STORE,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ORPORACION OFFICE PREMIER 2000, C.A.</text:span></text:p>
          </table:table-cell>
          <table:table-cell table:style-name="Tabla3.A3" office:value-type="string">
            <text:p text:style-name="P49">Oferta mas Economica<text:line-break/><text:line-break/>Monto oferta "A"</text:p>
          </table:table-cell>
          <table:table-cell table:style-name="Tabla3.A3" office:value-type="string">
            <text:p text:style-name="P49">12.759,98<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MULTISERVICIOS LA MARCA,C.A</text:span></text:p>
          </table:table-cell>
          <table:table-cell table:style-name="Tabla3.A3" office:value-type="string">
            <text:p text:style-name="P49">Oferta mas Economica<text:line-break/><text:line-break/>Monto oferta "B"</text:p>
          </table:table-cell>
          <table:table-cell table:style-name="Tabla3.A3" office:value-type="string">
            <text:p text:style-name="P49">12.759,98<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VILLA ELECTRONICS STORE, C.A.</text:span></text:p>
          </table:table-cell>
          <table:table-cell table:style-name="Tabla3.A3" office:value-type="string">
            <text:p text:style-name="P49">Oferta mas Economica<text:line-break/><text:line-break/>Monto oferta "C"</text:p>
          </table:table-cell>
          <table:table-cell table:style-name="Tabla3.A3" office:value-type="string">
            <text:p text:style-name="P49">12.759,98<text:line-break/><text:line-break/><text:line-break/>12.759,98</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ORPORACION OFFICE PREMIER 2000,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MULTISERVICIOS LA MARCA,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VILLA ELECTRONICS STORE, 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MULTISERVICIOS LA MARCA, C.A, VILLA ELECTRONICS STORE, C.A, CORPORACIÓN OFFICE PREMIER 2000, C.A, quienes cuentan con reconocida experiencia en todo lo relacionado con el ramo, de las cuales solo VILLA ELECTRONICS STORE, C.A, presento oferta, de igual manera se efectuó la revisión y análisis de la documentación contenida en el expediente administrativo, a la luz de la normativa legal vigente, esta Dirección concluye que en el caso bajo análisis, la empresa participante cumplen con las especificaciones técnicas establecidas en las invitaciones, ofreciendo calidad de servicio y tiempo de respuesta, es importante señalar que la empresa CORPORACIÓN OFFICE PREMIER 2000, C.A, no recibieron la invitación debido a que no están en capacidad de ofrecernos un presupuesto que se ajuste al requerimiento de éste Órgano de Control.</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VILLA ELECTRONICS STORE, C.A, califica como ganadora en el presente procedimiento de selección de contratistas, por cuanto su oferta económica se ajusta a lo solicitado acompañado de excelente calidad en los productos ofertados, 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35-2014 para la Adquisición de Cámaras Web, para uso exclusivo de éste Órgano de Control Fiscal, a la empresa VILLA ELECTRONICS STORE, C.A,  Rif J-29890271-0 por un monto de DOCE MIL SETECIENTOS CINCUENTA Y NUEVE CON NOVENTA Y OCHO CÉNTIMOS (Bs 12.759,16), incluyendo IVA, para los renglones y cantidades requerida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